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4.6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Лист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Counter+(size+1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Counter+(size+1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Counter-(size+1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Counter+(size+1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ounter+(size+1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Counter-(size+1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Counter+(size+1)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Counter+(size+1)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9"/>
          <table:table-cell office:value-type="string" calcext:value-type="string">
            <text:p>if <text:s/>counter &lt; 1: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9" office:value-type="string" calcext:value-type="string">
            <text:p>counter += size**2-1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if counter &gt; size**2: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9" office:value-type="string" calcext:value-type="string">
            <text:p>counter -= size**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ef  </meta:initial-creator>
    <meta:creation-date>2015-03-31T15:11:49.569343192</meta:creation-date>
    <dc:date>2015-03-31T17:42:56.203717667</dc:date>
    <dc:creator>koef  </dc:creator>
    <meta:editing-duration>PT29M11S</meta:editing-duration>
    <meta:editing-cycles>1</meta:editing-cycles>
    <meta:document-statistic meta:table-count="1" meta:cell-count="199" meta:object-count="0"/>
    <meta:generator>LibreOffice/4.2.7.2$Linux_X86_64 LibreOffice_project/420m0$Build-2</meta:generator>
  </office:meta>
</office:document-meta>
</file>